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0.821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1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679cm" fo:break-before="auto" style:use-optimal-row-height="true"/>
    </style:style>
    <style:style style:name="ta1" style:family="table" style:master-page-name="PageStyle_5f_Desktop_20_Browser_20_Version_20_Market_20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line-through-style="none" style:font-name="Arial1" fo:font-size="16pt" fo:font-style="normal" style:text-underline-style="none" fo:font-weight="bold" style:font-name-asian="Arial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end"/>
    </style:style>
    <style:style style:name="gr1" style:family="graphic">
      <style:graphic-properties draw:ole-draw-aspect="1"/>
    </style:style>
  </office:automatic-styles>
  <office:body>
    <office:spreadsheet>
      <table:table table:name="Desktop Browser Version Market 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Desktop Browser Version Market Share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2" office:value-type="string">
            <text:p>February, 201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2">
          <table:table-cell table:style-name="ce2" office:value-type="string">
            <text:p>Browser Version</text:p>
          </table:table-cell>
          <table:table-cell table:style-name="ce3" office:value-type="string">
            <text:p>Total Market Share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8.0</text:p>
          </table:table-cell>
          <table:table-cell office:value-type="percentage" office:value="0.2784965471852">
            <text:p>27.85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9.0</text:p>
          </table:table-cell>
          <table:table-cell office:value-type="percentage" office:value="0.1260336760895">
            <text:p>12.60%</text:p>
          </table:table-cell>
          <table:table-cell table:number-columns-repeated="254"/>
        </table:table-row>
        <table:table-row table:style-name="ro2">
          <table:table-cell office:value-type="string">
            <text:p>Firefox 10</text:p>
          </table:table-cell>
          <table:table-cell office:value-type="percentage" office:value="0.084425012004">
            <text:p>8.44%</text:p>
          </table:table-cell>
          <table:table-cell table:number-columns-repeated="254"/>
        </table:table-row>
        <table:table-row table:style-name="ro2">
          <table:table-cell office:value-type="string">
            <text:p>Chrome 16.0</text:p>
          </table:table-cell>
          <table:table-cell office:value-type="percentage" office:value="0.0808812390894">
            <text:p>8.09%</text:p>
          </table:table-cell>
          <table:table-cell table:number-columns-repeated="254"/>
        </table:table-row>
        <table:table-row table:style-name="ro2">
          <table:table-cell office:value-type="string">
            <text:p>Chrome 17.0</text:p>
          </table:table-cell>
          <table:table-cell office:value-type="percentage" office:value="0.0805972472956">
            <text:p>8.06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6.0</text:p>
          </table:table-cell>
          <table:table-cell office:value-type="percentage" office:value="0.0687204551385">
            <text:p>6.87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7.0</text:p>
          </table:table-cell>
          <table:table-cell office:value-type="percentage" office:value="0.0469441115766">
            <text:p>4.69%</text:p>
          </table:table-cell>
          <table:table-cell table:number-columns-repeated="254"/>
        </table:table-row>
        <table:table-row table:style-name="ro2">
          <table:table-cell office:value-type="string">
            <text:p>Firefox 9.0</text:p>
          </table:table-cell>
          <table:table-cell office:value-type="percentage" office:value="0.0444636422725">
            <text:p>4.45%</text:p>
          </table:table-cell>
          <table:table-cell table:number-columns-repeated="254"/>
        </table:table-row>
        <table:table-row table:style-name="ro2">
          <table:table-cell office:value-type="string">
            <text:p>Safari 5.1</text:p>
          </table:table-cell>
          <table:table-cell office:value-type="percentage" office:value="0.0361337741013">
            <text:p>3.61%</text:p>
          </table:table-cell>
          <table:table-cell table:number-columns-repeated="254"/>
        </table:table-row>
        <table:table-row table:style-name="ro2">
          <table:table-cell office:value-type="string">
            <text:p>Firefox 3.6</text:p>
          </table:table-cell>
          <table:table-cell office:value-type="percentage" office:value="0.0310438274572">
            <text:p>3.10%</text:p>
          </table:table-cell>
          <table:table-cell table:number-columns-repeated="254"/>
        </table:table-row>
        <table:table-row table:style-name="ro2">
          <table:table-cell office:value-type="string">
            <text:p>Opera 11.x</text:p>
          </table:table-cell>
          <table:table-cell office:value-type="percentage" office:value="0.0147995169107">
            <text:p>1.48%</text:p>
          </table:table-cell>
          <table:table-cell table:number-columns-repeated="254"/>
        </table:table-row>
        <table:table-row table:style-name="ro2">
          <table:table-cell office:value-type="string">
            <text:p>Firefox 8.0</text:p>
          </table:table-cell>
          <table:table-cell office:value-type="percentage" office:value="0.0137565795687">
            <text:p>1.38%</text:p>
          </table:table-cell>
          <table:table-cell table:number-columns-repeated="254"/>
        </table:table-row>
        <table:table-row table:style-name="ro2">
          <table:table-cell office:value-type="string">
            <text:p>Safari 5.0</text:p>
          </table:table-cell>
          <table:table-cell office:value-type="percentage" office:value="0.0108810285423">
            <text:p>1.09%</text:p>
          </table:table-cell>
          <table:table-cell table:number-columns-repeated="254"/>
        </table:table-row>
        <table:table-row table:style-name="ro2">
          <table:table-cell office:value-type="string">
            <text:p>Firefox 4.0</text:p>
          </table:table-cell>
          <table:table-cell office:value-type="percentage" office:value="0.0062122112513">
            <text:p>0.62%</text:p>
          </table:table-cell>
          <table:table-cell table:number-columns-repeated="254"/>
        </table:table-row>
        <table:table-row table:style-name="ro2">
          <table:table-cell office:value-type="string">
            <text:p>Firefox 6.0</text:p>
          </table:table-cell>
          <table:table-cell office:value-type="percentage" office:value="0.0056905310049">
            <text:p>0.57%</text:p>
          </table:table-cell>
          <table:table-cell table:number-columns-repeated="254"/>
        </table:table-row>
        <table:table-row table:style-name="ro2">
          <table:table-cell office:value-type="string">
            <text:p>Firefox 7.0</text:p>
          </table:table-cell>
          <table:table-cell office:value-type="percentage" office:value="0.0051015747702">
            <text:p>0.51%</text:p>
          </table:table-cell>
          <table:table-cell table:number-columns-repeated="254"/>
        </table:table-row>
        <table:table-row table:style-name="ro2">
          <table:table-cell office:value-type="string">
            <text:p>Firefox 5.0</text:p>
          </table:table-cell>
          <table:table-cell office:value-type="percentage" office:value="0.0050428213036">
            <text:p>0.50%</text:p>
          </table:table-cell>
          <table:table-cell table:number-columns-repeated="254"/>
        </table:table-row>
        <table:table-row table:style-name="ro2">
          <table:table-cell office:value-type="string">
            <text:p>Chrome 14.0</text:p>
          </table:table-cell>
          <table:table-cell office:value-type="percentage" office:value="0.0044804950594">
            <text:p>0.45%</text:p>
          </table:table-cell>
          <table:table-cell table:number-columns-repeated="254"/>
        </table:table-row>
        <table:table-row table:style-name="ro2">
          <table:table-cell office:value-type="string">
            <text:p>Firefox 3.5</text:p>
          </table:table-cell>
          <table:table-cell office:value-type="percentage" office:value="0.0044307770335">
            <text:p>0.44%</text:p>
          </table:table-cell>
          <table:table-cell table:number-columns-repeated="254"/>
        </table:table-row>
        <table:table-row table:style-name="ro2">
          <table:table-cell office:value-type="string">
            <text:p>Firefox 3.0</text:p>
          </table:table-cell>
          <table:table-cell office:value-type="percentage" office:value="0.0044254308955">
            <text:p>0.44%</text:p>
          </table:table-cell>
          <table:table-cell table:number-columns-repeated="254"/>
        </table:table-row>
        <table:table-row table:style-name="ro2">
          <table:table-cell office:value-type="string">
            <text:p>Chrome 15.0</text:p>
          </table:table-cell>
          <table:table-cell office:value-type="percentage" office:value="0.003886765088">
            <text:p>0.39%</text:p>
          </table:table-cell>
          <table:table-cell table:number-columns-repeated="254"/>
        </table:table-row>
        <table:table-row table:style-name="ro2">
          <table:table-cell office:value-type="string">
            <text:p>Chrome 12.0</text:p>
          </table:table-cell>
          <table:table-cell office:value-type="percentage" office:value="0.0033883294183">
            <text:p>0.34%</text:p>
          </table:table-cell>
          <table:table-cell table:number-columns-repeated="254"/>
        </table:table-row>
        <table:table-row table:style-name="ro2">
          <table:table-cell office:value-type="string">
            <text:p>Firefox 11</text:p>
          </table:table-cell>
          <table:table-cell office:value-type="percentage" office:value="0.0026717975449">
            <text:p>0.27%</text:p>
          </table:table-cell>
          <table:table-cell table:number-columns-repeated="254"/>
        </table:table-row>
        <table:table-row table:style-name="ro2">
          <table:table-cell office:value-type="string">
            <text:p>Chrome 18.0</text:p>
          </table:table-cell>
          <table:table-cell office:value-type="percentage" office:value="0.0024920296488">
            <text:p>0.25%</text:p>
          </table:table-cell>
          <table:table-cell table:number-columns-repeated="254"/>
        </table:table-row>
        <table:table-row table:style-name="ro2">
          <table:table-cell office:value-type="string">
            <text:p>Proprietary or Undetectable</text:p>
          </table:table-cell>
          <table:table-cell office:value-type="percentage" office:value="0.0023576291196">
            <text:p>0.24%</text:p>
          </table:table-cell>
          <table:table-cell table:number-columns-repeated="254"/>
        </table:table-row>
        <table:table-row table:style-name="ro2">
          <table:table-cell office:value-type="string">
            <text:p>Chrome 13.0</text:p>
          </table:table-cell>
          <table:table-cell office:value-type="percentage" office:value="0.0021357981045">
            <text:p>0.21%</text:p>
          </table:table-cell>
          <table:table-cell table:number-columns-repeated="254"/>
        </table:table-row>
        <table:table-row table:style-name="ro2">
          <table:table-cell office:value-type="string">
            <text:p>Safari 5.0 - Maxthon Edition</text:p>
          </table:table-cell>
          <table:table-cell office:value-type="percentage" office:value="0.0020303034365">
            <text:p>0.20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8.0 - Maxthon Edition</text:p>
          </table:table-cell>
          <table:table-cell office:value-type="percentage" office:value="0.001479727895">
            <text:p>0.15%</text:p>
          </table:table-cell>
          <table:table-cell table:number-columns-repeated="254"/>
        </table:table-row>
        <table:table-row table:style-name="ro2">
          <table:table-cell office:value-type="string">
            <text:p>Chrome 11.0</text:p>
          </table:table-cell>
          <table:table-cell office:value-type="percentage" office:value="0.0014341790525">
            <text:p>0.14%</text:p>
          </table:table-cell>
          <table:table-cell table:number-columns-repeated="254"/>
        </table:table-row>
        <table:table-row table:style-name="ro2">
          <table:table-cell office:value-type="string">
            <text:p>Safari 4.1</text:p>
          </table:table-cell>
          <table:table-cell office:value-type="percentage" office:value="0.0014212234548">
            <text:p>0.14%</text:p>
          </table:table-cell>
          <table:table-cell table:number-columns-repeated="254"/>
        </table:table-row>
        <table:table-row table:style-name="ro2">
          <table:table-cell office:value-type="string">
            <text:p>Safari 4.0</text:p>
          </table:table-cell>
          <table:table-cell office:value-type="percentage" office:value="0.0013871729887">
            <text:p>0.14%</text:p>
          </table:table-cell>
          <table:table-cell table:number-columns-repeated="254"/>
        </table:table-row>
        <table:table-row table:style-name="ro2">
          <table:table-cell office:value-type="string">
            <text:p>Chrome 10.0</text:p>
          </table:table-cell>
          <table:table-cell office:value-type="percentage" office:value="0.0013693969465">
            <text:p>0.14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6.0 - Tencent Traveler Edition</text:p>
          </table:table-cell>
          <table:table-cell office:value-type="percentage" office:value="0.0012232547459">
            <text:p>0.12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8.0 - TheWorld Edition</text:p>
          </table:table-cell>
          <table:table-cell office:value-type="percentage" office:value="0.0011542873036">
            <text:p>0.12%</text:p>
          </table:table-cell>
          <table:table-cell table:number-columns-repeated="254"/>
        </table:table-row>
        <table:table-row table:style-name="ro2">
          <table:table-cell office:value-type="string">
            <text:p>Microsoft Internet Explorer 8.0 - Tencent Traveler Edition</text:p>
          </table:table-cell>
          <table:table-cell office:value-type="percentage" office:value="0.0011418761455">
            <text:p>0.11%</text:p>
          </table:table-cell>
          <table:table-cell table:number-columns-repeated="254"/>
        </table:table-row>
        <table:table-row table:style-name="ro2">
          <table:table-cell office:value-type="string">
            <text:p>Opera 10.x</text:p>
          </table:table-cell>
          <table:table-cell office:value-type="percentage" office:value="0.0010927561128">
            <text:p>0.11%</text:p>
          </table:table-cell>
          <table:table-cell table:number-columns-repeated="254"/>
        </table:table-row>
        <table:table-row table:style-name="ro2">
          <table:table-cell office:value-type="string">
            <text:p>Firefox 2.0</text:p>
          </table:table-cell>
          <table:table-cell office:value-type="percentage" office:value="0.0010770668868">
            <text:p>0.11%</text:p>
          </table:table-cell>
          <table:table-cell table:number-columns-repeated="254"/>
        </table:table-row>
        <table:table-row table:style-name="ro2">
          <table:table-cell office:value-type="string">
            <text:p>Chrome 16.0 - Maxthon Edition</text:p>
          </table:table-cell>
          <table:table-cell office:value-type="percentage" office:value="0.0010238573206">
            <text:p>0.10%</text:p>
          </table:table-cell>
          <table:table-cell table:number-columns-repeated="254"/>
        </table:table-row>
        <table:table-row table:style-name="ro2">
          <table:table-cell office:value-type="string">
            <text:p>Opera 9.x</text:p>
          </table:table-cell>
          <table:table-cell office:value-type="percentage" office:value="0.0009701125839">
            <text:p>0.10%</text:p>
          </table:table-cell>
          <table:table-cell table:number-columns-repeated="254"/>
        </table:table-row>
        <table:table-row table:style-name="ro2">
          <table:table-cell office:value-type="string">
            <text:p>Chrome 18.0 - Maxthon Edition</text:p>
          </table:table-cell>
          <table:table-cell office:value-type="percentage" office:value="0.0009583402054">
            <text:p>0.10%</text:p>
          </table:table-cell>
          <table:table-cell table:number-columns-repeated="254"/>
        </table:table-row>
      </table:table>
      <table:table table:name="Tabelle2" table:style-name="ta2">
        <office:forms form:automatic-focus="false" form:apply-design-mode="false"/>
        <table:shapes>
          <draw:frame draw:z-index="0" draw:style-name="gr1" svg:width="11.803cm" svg:height="6.372cm" svg:x="16.069cm" svg:y="1.543cm">
            <draw:object draw:notify-on-update-of-ranges="Tabelle2.A5:Tabelle2.A20 Tabelle2.B5:Tabelle2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254" table:default-cell-style-name="Default"/>
        <table:table-row table:style-name="ro3">
          <table:table-cell table:style-name="ce1" office:value-type="string">
            <text:p>Desktop Browser Version Market Share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2" office:value-type="string">
            <text:p>February, 201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2">
          <table:table-cell table:style-name="ce2" office:value-type="string">
            <text:p>Browser Version</text:p>
          </table:table-cell>
          <table:table-cell table:style-name="ce3" office:value-type="string">
            <text:p>Total Market Share</text:p>
          </table:table-cell>
          <table:table-cell table:number-columns-repeated="254"/>
        </table:table-row>
        <table:table-row table:style-name="ro2">
          <table:table-cell office:value-type="string">
            <text:p>JavaScript 1.7</text:p>
          </table:table-cell>
          <table:table-cell office:value-type="percentage" office:value="0.0010770668868">
            <text:p>0.11%</text:p>
          </table:table-cell>
          <table:table-cell table:number-columns-repeated="254"/>
        </table:table-row>
        <table:table-row table:style-name="ro2">
          <table:table-cell office:value-type="string">
            <text:p>JavaScript 1.8</text:p>
          </table:table-cell>
          <table:table-cell office:value-type="percentage" office:value="0.0044254308955">
            <text:p>0.44%</text:p>
          </table:table-cell>
          <table:table-cell table:number-columns-repeated="254"/>
        </table:table-row>
        <table:table-row table:style-name="ro2">
          <table:table-cell office:value-type="string">
            <text:p>JavaScript 1.8.5</text:p>
          </table:table-cell>
          <table:table-cell office:value-type="percentage" office:value="0.084425012004">
            <text:p>8.44%</text:p>
          </table:table-cell>
          <table:table-cell table:number-columns-repeated="254"/>
        </table:table-row>
        <table:table-row table:style-name="ro2">
          <table:table-cell office:value-type="string">
            <text:p>JScript 5.6</text:p>
          </table:table-cell>
          <table:table-cell office:value-type="percentage" office:value="0.0687204551385">
            <text:p>6.87%</text:p>
          </table:table-cell>
          <table:table-cell table:number-columns-repeated="254"/>
        </table:table-row>
        <table:table-row table:style-name="ro2">
          <table:table-cell office:value-type="string">
            <text:p>JScript 5.7</text:p>
          </table:table-cell>
          <table:table-cell office:value-type="percentage" office:value="0.0469441115766">
            <text:p>4.69%</text:p>
          </table:table-cell>
          <table:table-cell table:number-columns-repeated="254"/>
        </table:table-row>
        <table:table-row table:style-name="ro2">
          <table:table-cell office:value-type="string">
            <text:p>JScript 5.8</text:p>
          </table:table-cell>
          <table:table-cell office:value-type="percentage" office:value="0.2784965471852">
            <text:p>27.85%</text:p>
          </table:table-cell>
          <table:table-cell table:number-columns-repeated="254"/>
        </table:table-row>
        <table:table-row table:style-name="ro2">
          <table:table-cell office:value-type="string">
            <text:p>JScript 9.0</text:p>
          </table:table-cell>
          <table:table-cell office:value-type="percentage" office:value="0.1260336760895">
            <text:p>12.60%</text:p>
          </table:table-cell>
          <table:table-cell table:number-columns-repeated="254"/>
        </table:table-row>
        <table:table-row table:style-name="ro2">
          <table:table-cell office:value-type="string">
            <text:p>V8 3.7</text:p>
          </table:table-cell>
          <table:table-cell office:value-type="percentage" office:value="0.0805972472956">
            <text:p>8.06%</text:p>
          </table:table-cell>
          <table:table-cell table:number-columns-repeated="254"/>
        </table:table-row>
        <table:table-row table:style-name="ro2">
          <table:table-cell office:value-type="string">
            <text:p>V8 3.8</text:p>
          </table:table-cell>
          <table:table-cell office:value-type="percentage" office:value="0.0024920296488">
            <text:p>0.25%</text:p>
          </table:table-cell>
          <table:table-cell table:number-columns-repeated="254"/>
        </table:table-row>
        <table:table-row table:style-name="ro2">
          <table:table-cell office:value-type="string">
            <text:p>JavaScriptCore 531</text:p>
          </table:table-cell>
          <table:table-cell office:value-type="percentage" office:value="0.0013871729887">
            <text:p>0.14%</text:p>
          </table:table-cell>
          <table:table-cell table:number-columns-repeated="254"/>
        </table:table-row>
        <table:table-row table:style-name="ro2">
          <table:table-cell office:value-type="string">
            <text:p>JavaScriptCore 7533</text:p>
          </table:table-cell>
          <table:table-cell office:value-type="percentage" office:value="0.0108810285423">
            <text:p>1.09%</text:p>
          </table:table-cell>
          <table:table-cell table:number-columns-repeated="254"/>
        </table:table-row>
        <table:table-row table:style-name="ro2">
          <table:table-cell office:value-type="string">
            <text:p>JavaScriptCore 7534</text:p>
          </table:table-cell>
          <table:table-cell office:value-type="percentage" office:value="0.0361337741013">
            <text:p>3.61%</text:p>
          </table:table-cell>
          <table:table-cell table:number-columns-repeated="254"/>
        </table:table-row>
        <table:table-row table:style-name="ro2">
          <table:table-cell office:value-type="string">
            <text:p>Opera 9.x</text:p>
          </table:table-cell>
          <table:table-cell office:value-type="percentage" office:value="0.0009701125839">
            <text:p>0.10%</text:p>
          </table:table-cell>
          <table:table-cell table:number-columns-repeated="254"/>
        </table:table-row>
        <table:table-row table:style-name="ro2">
          <table:table-cell office:value-type="string">
            <text:p>Opera 10.x</text:p>
          </table:table-cell>
          <table:table-cell office:value-type="percentage" office:value="0.0010927561128">
            <text:p>0.11%</text:p>
          </table:table-cell>
          <table:table-cell table:number-columns-repeated="254"/>
        </table:table-row>
        <table:table-row table:style-name="ro2">
          <table:table-cell office:value-type="string">
            <text:p>Opera 11.x</text:p>
          </table:table-cell>
          <table:table-cell office:value-type="percentage" office:value="0.0147995169107">
            <text:p>1.48%</text:p>
          </table:table-cell>
          <table:table-cell table:number-columns-repeated="254"/>
        </table:table-row>
        <table:table-row table:style-name="ro2">
          <table:table-cell office:value-type="string">
            <text:p>andere</text:p>
          </table:table-cell>
          <table:table-cell table:formula="of:=1-SUM([.B5:.B19])" office:value-type="percentage" office:value="0.2415240620398">
            <text:p>24.15%</text:p>
          </table:table-cell>
          <table:table-cell table:number-columns-repeated="254"/>
        </table:table-row>
      </table:table>
      <table:database-ranges>
        <table:database-range table:name="__Anonymous_Sheet_DB__1" table:target-range-address="Tabelle2.A4:Tabelle2.B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Bitstream Vera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text>SFr. </number:text>
      <number:number number:decimal-places="0" number:min-integer-digits="1" number:grouping="true"/>
      <number:text> </number:text>
    </number:currency-style>
    <number:currency-style style:name="N111P1" style:volatile="true">
      <number:text>SFr. (</number:text>
      <number:number number:decimal-places="0" number:min-integer-digits="1" number:grouping="true"/>
      <number:text>)</number:text>
    </number:currency-style>
    <number:currency-style style:name="N111P2" style:volatile="true">
      <number:text>SFr.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text>SFr. </number:text>
      <number:number number:decimal-places="2" number:min-integer-digits="1" number:grouping="true"/>
      <number:text> </number:text>
    </number:currency-style>
    <number:currency-style style:name="N118P1" style:volatile="true">
      <number:text>SFr. (</number:text>
      <number:number number:decimal-places="2" number:min-integer-digits="1" number:grouping="true"/>
      <number:text>)</number:text>
    </number:currency-style>
    <number:currency-style style:name="N118P2" style:volatile="true">
      <number:text>SFr.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.03.2012</text:date>, <text:time>23:5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esktop_20_Browser_20_Version_20_Market_20_" style:display-name="PageStyle_Desktop Browser Version Market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8T23:55:34</dc:date>
    <dc:creator>Thomas Lahn</dc:creator>
    <meta:editing-duration>PT1H24M9S</meta:editing-duration>
    <meta:editing-cycles>9</meta:editing-cycles>
    <meta:generator>LibreOffice/3.4$Linux LibreOffice_project/340m1$Build-502</meta:generator>
    <meta:document-statistic meta:table-count="2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1.804cm" svg:height="6.373cm" xlink:href=".." xlink:type="simple" chart:class="chart:circle" chart:style-name="ch1">
        <chart:title svg:x="1.556cm" svg:y="0.263cm" chart:style-name="ch2">
          <text:p>Marktanteile getesteter Implementierungen</text:p>
        </chart:title>
        <chart:legend chart:legend-position="end" svg:x="3.863cm" svg:y="1.124cm" style:legend-expansion="high" chart:style-name="ch3"/>
        <chart:plot-area chart:style-name="ch4" table:cell-range-address="Tabelle2.A5:Tabelle2.B20" chart:data-source-has-labels="column" svg:x="0.236cm" svg:y="1.296cm" svg:width="3.392cm" svg:height="4.95cm">
          <chartooo:coordinate-region svg:x="0.236cm" svg:y="2.075cm" svg:width="3.392cm" svg:height="3.392cm"/>
          <chart:axis chart:dimension="x" chart:name="primary-x" chart:style-name="ch5" chartooo:axis-type="auto">
            <chartooo:date-scale/>
            <chart:categories table:cell-range-address="Tabelle2.A5:Tabelle2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2.B5:Tabelle2.B2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JavaScript 1.7</text:p>
                <draw:g>
                  <svg:desc>Tabelle2.A5:Tabelle2.A20</svg:desc>
                </draw:g>
              </table:table-cell>
              <table:table-cell office:value-type="float" office:value="0.0010770668868">
                <text:p>0.0010770668868</text:p>
                <draw:g>
                  <svg:desc>Tabelle2.B5:Tabelle2.B20</svg:desc>
                </draw:g>
              </table:table-cell>
            </table:table-row>
            <table:table-row>
              <table:table-cell office:value-type="string">
                <text:p>JavaScript 1.8</text:p>
              </table:table-cell>
              <table:table-cell office:value-type="float" office:value="0.0044254308955">
                <text:p>0.0044254308955</text:p>
              </table:table-cell>
            </table:table-row>
            <table:table-row>
              <table:table-cell office:value-type="string">
                <text:p>JavaScript 1.8.5</text:p>
              </table:table-cell>
              <table:table-cell office:value-type="float" office:value="0.084425012004">
                <text:p>0.084425012004</text:p>
              </table:table-cell>
            </table:table-row>
            <table:table-row>
              <table:table-cell office:value-type="string">
                <text:p>JScript 5.6</text:p>
              </table:table-cell>
              <table:table-cell office:value-type="float" office:value="0.0687204551385">
                <text:p>0.0687204551385</text:p>
              </table:table-cell>
            </table:table-row>
            <table:table-row>
              <table:table-cell office:value-type="string">
                <text:p>JScript 5.7</text:p>
              </table:table-cell>
              <table:table-cell office:value-type="float" office:value="0.0469441115766">
                <text:p>0.0469441115766</text:p>
              </table:table-cell>
            </table:table-row>
            <table:table-row>
              <table:table-cell office:value-type="string">
                <text:p>JScript 5.8</text:p>
              </table:table-cell>
              <table:table-cell office:value-type="float" office:value="0.2784965471852">
                <text:p>0.2784965471852</text:p>
              </table:table-cell>
            </table:table-row>
            <table:table-row>
              <table:table-cell office:value-type="string">
                <text:p>JScript 9.0</text:p>
              </table:table-cell>
              <table:table-cell office:value-type="float" office:value="0.1260336760895">
                <text:p>0.1260336760895</text:p>
              </table:table-cell>
            </table:table-row>
            <table:table-row>
              <table:table-cell office:value-type="string">
                <text:p>V8 3.7</text:p>
              </table:table-cell>
              <table:table-cell office:value-type="float" office:value="0.0805972472956">
                <text:p>0.0805972472956</text:p>
              </table:table-cell>
            </table:table-row>
            <table:table-row>
              <table:table-cell office:value-type="string">
                <text:p>V8 3.8</text:p>
              </table:table-cell>
              <table:table-cell office:value-type="float" office:value="0.0024920296488">
                <text:p>0.0024920296488</text:p>
              </table:table-cell>
            </table:table-row>
            <table:table-row>
              <table:table-cell office:value-type="string">
                <text:p>JavaScriptCore 531</text:p>
              </table:table-cell>
              <table:table-cell office:value-type="float" office:value="0.0013871729887">
                <text:p>0.0013871729887</text:p>
              </table:table-cell>
            </table:table-row>
            <table:table-row>
              <table:table-cell office:value-type="string">
                <text:p>JavaScriptCore 7533</text:p>
              </table:table-cell>
              <table:table-cell office:value-type="float" office:value="0.0108810285423">
                <text:p>0.0108810285423</text:p>
              </table:table-cell>
            </table:table-row>
            <table:table-row>
              <table:table-cell office:value-type="string">
                <text:p>JavaScriptCore 7534</text:p>
              </table:table-cell>
              <table:table-cell office:value-type="float" office:value="0.0361337741013">
                <text:p>0.0361337741013</text:p>
              </table:table-cell>
            </table:table-row>
            <table:table-row>
              <table:table-cell office:value-type="string">
                <text:p>Opera 9.x</text:p>
              </table:table-cell>
              <table:table-cell office:value-type="float" office:value="0.0009701125839">
                <text:p>0.0009701125839</text:p>
              </table:table-cell>
            </table:table-row>
            <table:table-row>
              <table:table-cell office:value-type="string">
                <text:p>Opera 10.x</text:p>
              </table:table-cell>
              <table:table-cell office:value-type="float" office:value="0.0010927561128">
                <text:p>0.0010927561128</text:p>
              </table:table-cell>
            </table:table-row>
            <table:table-row>
              <table:table-cell office:value-type="string">
                <text:p>Opera 11.x</text:p>
              </table:table-cell>
              <table:table-cell office:value-type="float" office:value="0.0147995169107">
                <text:p>0.0147995169107</text:p>
              </table:table-cell>
            </table:table-row>
            <table:table-row>
              <table:table-cell office:value-type="string">
                <text:p>andere</text:p>
              </table:table-cell>
              <table:table-cell office:value-type="float" office:value="0.2415240620398">
                <text:p>0.2415240620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